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officeooo:rsid="000ae695" officeooo:paragraph-rsid="000ae695"/>
    </style:style>
    <style:style style:name="P2" style:family="paragraph" style:parent-style-name="Standard">
      <style:text-properties officeooo:paragraph-rsid="000ae828"/>
    </style:style>
    <style:style style:name="P3" style:family="paragraph" style:parent-style-name="Standard">
      <style:text-properties officeooo:rsid="000ba213" officeooo:paragraph-rsid="000ba213"/>
    </style:style>
    <style:style style:name="P4" style:family="paragraph" style:parent-style-name="Standard">
      <style:text-properties officeooo:rsid="000e0138" officeooo:paragraph-rsid="000e0138"/>
    </style:style>
    <style:style style:name="P5" style:family="paragraph" style:parent-style-name="Standard">
      <style:text-properties officeooo:rsid="000ff134" officeooo:paragraph-rsid="000ff134"/>
    </style:style>
    <style:style style:name="P6" style:family="paragraph" style:parent-style-name="Standard">
      <style:text-properties officeooo:rsid="00109696" officeooo:paragraph-rsid="00109696"/>
    </style:style>
    <style:style style:name="P7" style:family="paragraph" style:parent-style-name="Standard">
      <style:text-properties officeooo:rsid="00110097" officeooo:paragraph-rsid="00110097"/>
    </style:style>
    <style:style style:name="P8" style:family="paragraph" style:parent-style-name="Standard">
      <style:text-properties officeooo:rsid="00123a91" officeooo:paragraph-rsid="00123a91"/>
    </style:style>
    <style:style style:name="P9" style:family="paragraph" style:parent-style-name="Standard">
      <style:text-properties officeooo:rsid="001399b2" officeooo:paragraph-rsid="001399b2"/>
    </style:style>
    <style:style style:name="P10" style:family="paragraph" style:parent-style-name="Standard" style:master-page-name="Standard">
      <style:paragraph-properties style:page-number="auto"/>
    </style:style>
    <style:style style:name="T1" style:family="text">
      <style:text-properties officeooo:rsid="000ae828"/>
    </style:style>
    <style:style style:name="T2" style:family="text">
      <style:text-properties officeooo:rsid="000ff1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Csc 194</text:p>
      <text:p text:style-name="Standard">Felipe Ortega </text:p>
      <text:p text:style-name="Standard">Hewlett Packard Enterprises</text:p>
      <text:p text:style-name="Standard">3/13/2020</text:p>
      <text:p text:style-name="Standard"/>
      <text:p text:style-name="Standard">Aruba networks, subsidiary to HP enterprises</text:p>
      <text:p text:style-name="Standard">BS in Electronics Engineering from Arizona State University</text:p>
      <text:p text:style-name="Standard">MBA from Sac State</text:p>
      <text:p text:style-name="Standard">Worked both startups and large enterprises</text:p>
      <text:p text:style-name="Standard"/>
      <text:p text:style-name="Standard">Currently at Aruba Networks, leading software quality assurance department, developing datacenter network switches, and cloud based management and orchestration application.</text:p>
      <text:p text:style-name="Standard">R&amp;D Senior Engineering Manager, Aruba Networks, a Hewlett Packard Company</text:p>
      <text:p text:style-name="Standard">He’s worked in support engineering, product line management, development and operations.</text:p>
      <text:p text:style-name="Standard">For two years he lived in Costa Rica set up HP enterprise networking operations, first R&amp;D center in central and south America.</text:p>
      <text:p text:style-name="Standard">Big contributions to sac state engineering department</text:p>
      <text:p text:style-name="Standard">The speaker started by engaging with the crowd, asking a couple demographic questions like location and majors. He reminded us that this presentation is for us, the students. </text:p>
      <text:p text:style-name="Standard">He also shared with us many aspects of his life that taught him about team dynamics and overcoming challenges. It made him more confident with his challenges.</text:p>
      <text:p text:style-name="P1">Felipe told us about his interest in the Product Manager position at HP, which he learned that he would need an MBA for that position. That’s how he got his MBA and met his wife.</text:p>
      <text:p text:style-name="P1">Because of this experience, he told us not to have a narrow view in our career.</text:p>
      <text:p text:style-name="P1">He’s most passionate about creating environments where information thrives, <text:span text:style-name="T1">not just saying cliché things like “think outside the box”.</text:span></text:p>
      <text:p text:style-name="P2"><text:span text:style-name="T1">He went on to talk about the three D’s of workgroups: Discuss, Decide, Do.</text:span></text:p>
      <text:p text:style-name="P3">Everyone coming to the same conclusion is not easy, and not realistic.</text:p>
      <text:p text:style-name="P4">The classic dead-end: an idea is called stupid. Imagine you’re the boss that’s in charge of the meeting, and there’s one minute left, and you’re at this state? Feels frustrating, feels like failure.</text:p>
      <text:p text:style-name="P4">what’s better is a diversity of ideas. Convergent thinking, consolidate and prioritize ideas.<text:line-break/><text:span text:style-name="T2">Groan zone: in the realistic model, it’s a frustrating but beneficial</text:span></text:p>
      <text:p text:style-name="P5"><text:soft-page-break/>you can’t avoid it</text:p>
      <text:p text:style-name="P5">this happens when we explore diverse solutions to a problem, and the group members struggle to integrate new ideas.</text:p>
      <text:p text:style-name="P6">In these times of anger and frustration, understanding your own emotions is very important.</text:p>
      <text:p text:style-name="P7">Even acknowledging the groan zone is an important step for the group to begin solving the problem.</text:p>
      <text:p text:style-name="P8">Talk to the group beforehand and let them know to get ready beforehand.</text:p>
      <text:p text:style-name="P8">Diamond of participatory decision making</text:p>
      <text:p text:style-name="P8">the conversion zone is when things start to come together.</text:p>
      <text:p text:style-name="P8">If you’re decisive too early, you suck the air out of other potential good ideas</text:p>
      <text:p text:style-name="P8">a good leader helps make the decision that is the best of all ideas</text:p>
      <text:p text:style-name="P9">first 30 minutes, we discuss the alternatives</text:p>
      <text:p text:style-name="P9">next 20, we rate them</text:p>
      <text:p text:style-name="P9">next 10 we decide what we want to do.</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user</meta:initial-creator>
    <meta:editing-cycles>6</meta:editing-cycles>
    <meta:creation-date>2020-03-13T21:49:00</meta:creation-date>
    <dc:date>2020-03-19T14:30:14.530000000</dc:date>
    <meta:editing-duration>PT5H17M55S</meta:editing-duration>
    <meta:generator>LibreOffice/6.3.3.2$Windows_X86_64 LibreOffice_project/a64200df03143b798afd1ec74a12ab50359878ed</meta:generator>
    <meta:document-statistic meta:table-count="0" meta:image-count="0" meta:object-count="0" meta:page-count="2" meta:paragraph-count="34" meta:word-count="442" meta:character-count="2705" meta:non-whitespace-character-count="2295"/>
    <meta:user-defined meta:name="AppVersion">16.0000</meta:user-defined>
    <meta:user-defined meta:name="Company">CSU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